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4.839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5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table:number-columns-repeated="3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4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6/17/2017</text:date>, <text:time>17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7T17:07:27</dc:date>
    <dc:creator>Ramona Walls</dc:creator>
    <meta:editing-duration>P2DT2H34M41S</meta:editing-duration>
    <meta:editing-cycles>22</meta:editing-cycles>
    <meta:generator>OpenOffice/4.1.3$Unix OpenOffice.org_project/413m1$Build-9783</meta:generator>
    <meta:document-statistic meta:table-count="1" meta:cell-count="118" meta:object-count="0"/>
  </office:meta>
</office:document-meta>
</file>